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2pt" fo:font-weight="bold" style:font-size-asian="12pt" style:font-weight-asian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Arial" style:text-underline-style="none"/>
    </style:style>
    <style:style style:name="P8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T1" style:family="text">
      <style:text-properties fo:color="#800000" fo:font-size="12pt" style:font-size-asian="12pt"/>
    </style:style>
    <style:style style:name="T2" style:family="text">
      <style:text-properties fo:font-size="7pt" fo:font-weight="bold" style:font-size-asian="7pt" style:font-weight-asian="bold" style:font-weight-complex="bold"/>
    </style:style>
    <style:style style:name="T3" style:family="text">
      <style:text-properties fo:font-size="7pt" style:font-size-asian="7pt"/>
    </style:style>
    <style:style style:name="T4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5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6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%#include </text:span><text:span text:style-name="T9">enTetesDecisionRFM</text:span><text:span text:style-name="T8">#%</text:span></text:p>
      <text:p text:style-name="P2"/>
      <text:h text:style-name="P7" text:outline-level="1">%=DECISION_REFUS2=%</text:h>
      <text:p text:style-name="P6"/>
      <text:p text:style-name="P6"/>
      <text:p text:style-name="P5">%=OBJET=%</text:p>
      <text:p text:style-name="P6"/>
      <text:p text:style-name="P6"/>
      <text:p text:style-name="P6">%=TITRE=%</text:p>
      <text:p text:style-name="P6"/>
      <text:p text:style-name="P6">%=DATE_DEMANDE=%</text:p>
      <text:p text:style-name="P6"/>
      <text:p text:style-name="P6">%=LOI=%</text:p>
      <text:p text:style-name="P6"/>
      <text:p text:style-name="P3">%=REFUS=%</text:p>
      <text:p text:style-name="P6"/>
      <text:p text:style-name="P6">%=SALUTATIONS=%</text:p>
      <text:p text:style-name="P6"/>
      <text:p text:style-name="P6"/>
      <text:p text:style-name="P8"><text:span text:style-name="T1"><text:tab/></text:span><text:span text:style-name="T6">%#</text:span><text:span text:style-name="T7">include <text:s/>signatureRFM</text:span><text:span text:style-name="T6">#%</text:span></text:p>
      <text:p text:style-name="P6"/>
      <text:p text:style-name="P6"/>
      <text:p text:style-name="P4"><text:span text:style-name="T2">%=OPPOSITION=%</text:span><text:span text:style-name="T3"> %=DETAILS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29:00</meta:creation-date>
    <dc:creator>Mike Boillat</dc:creator>
    <dc:date>2013-08-13T18:23:19</dc:date>
    <meta:print-date>2009-04-27T16:10:00</meta:print-date>
    <meta:editing-cycles>8</meta:editing-cycles>
    <meta:editing-duration>PT22H35M44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-792893989</meta:user-defined>
    <meta:document-statistic meta:table-count="0" meta:image-count="0" meta:object-count="0" meta:page-count="1" meta:paragraph-count="10" meta:word-count="15" meta:character-count="166"/>
  </office:meta>
</office:document-meta>
</file>